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, Vernad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64d1"/>
    </style:style>
    <style:style style:name="P2" style:family="paragraph" style:parent-style-name="Standard">
      <style:text-properties officeooo:rsid="000a64d1" officeooo:paragraph-rsid="000a64d1"/>
    </style:style>
    <style:style style:name="P3" style:family="paragraph" style:parent-style-name="Standard">
      <style:paragraph-properties fo:text-align="center" style:justify-single-word="false"/>
      <style:text-properties officeooo:rsid="000a64d1" officeooo:paragraph-rsid="000a64d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a64d1"/>
    </style:style>
    <style:style style:name="P6" style:family="paragraph" style:parent-style-name="Standard">
      <style:text-properties officeooo:rsid="000bf320" officeooo:paragraph-rsid="000bf320"/>
    </style:style>
    <style:style style:name="P7" style:family="paragraph" style:parent-style-name="Standard">
      <style:text-properties officeooo:rsid="000c6c2f" officeooo:paragraph-rsid="000c6c2f"/>
    </style:style>
    <style:style style:name="P8" style:family="paragraph" style:parent-style-name="Standard">
      <style:text-properties officeooo:rsid="000c6c2f" officeooo:paragraph-rsid="000cf2ae"/>
    </style:style>
    <style:style style:name="P9" style:family="paragraph" style:parent-style-name="Standard">
      <style:text-properties officeooo:rsid="000cf2ae" officeooo:paragraph-rsid="000cf2ae"/>
    </style:style>
    <style:style style:name="P10" style:family="paragraph" style:parent-style-name="Standard">
      <style:text-properties officeooo:rsid="000e07a1" officeooo:paragraph-rsid="000e07a1"/>
    </style:style>
    <style:style style:name="P11" style:family="paragraph" style:parent-style-name="Standard">
      <style:text-properties officeooo:rsid="000f5fe6" officeooo:paragraph-rsid="000f5fe6"/>
    </style:style>
    <style:style style:name="P12" style:family="paragraph" style:parent-style-name="Standard">
      <style:text-properties fo:font-weight="bold" officeooo:rsid="000c6c2f" officeooo:paragraph-rsid="000c6c2f" style:font-weight-asian="bold" style:font-weight-complex="bold"/>
    </style:style>
    <style:style style:name="P13" style:family="paragraph" style:parent-style-name="Standard">
      <style:text-properties fo:font-weight="normal" officeooo:rsid="000c6c2f" officeooo:paragraph-rsid="000c6c2f" style:font-weight-asian="normal" style:font-weight-complex="normal"/>
    </style:style>
    <style:style style:name="P14" style:family="paragraph" style:parent-style-name="Standard">
      <style:text-properties fo:font-weight="normal" officeooo:rsid="000c6c2f" officeooo:paragraph-rsid="000f5fe6" style:font-weight-asian="normal" style:font-weight-complex="normal"/>
    </style:style>
    <style:style style:name="P15" style:family="paragraph" style:parent-style-name="Standard">
      <style:text-properties fo:font-weight="normal" officeooo:rsid="000c6c2f" officeooo:paragraph-rsid="000fdbec" style:font-weight-asian="normal" style:font-weight-complex="normal"/>
    </style:style>
    <style:style style:name="P16" style:family="paragraph" style:parent-style-name="Standard">
      <style:text-properties fo:font-weight="normal" officeooo:rsid="000f5fe6" officeooo:paragraph-rsid="000f5fe6" style:font-weight-asian="normal" style:font-weight-complex="normal"/>
    </style:style>
    <style:style style:name="P17" style:family="paragraph" style:parent-style-name="Standard">
      <style:text-properties fo:font-weight="normal" officeooo:rsid="000fdbec" officeooo:paragraph-rsid="000fdbec" style:font-weight-asian="normal" style:font-weight-complex="normal"/>
    </style:style>
    <style:style style:name="P18" style:family="paragraph" style:parent-style-name="Standard">
      <style:text-properties fo:font-weight="normal" officeooo:rsid="000fdbec" officeooo:paragraph-rsid="0011a666" style:font-weight-asian="normal" style:font-weight-complex="normal"/>
    </style:style>
    <style:style style:name="P19" style:family="paragraph" style:parent-style-name="Standard">
      <style:text-properties fo:font-weight="normal" officeooo:rsid="0011a666" officeooo:paragraph-rsid="0011a666" style:font-weight-asian="normal" style:font-weight-complex="normal"/>
    </style:style>
    <style:style style:name="P20" style:family="paragraph" style:parent-style-name="Standard">
      <style:text-properties fo:font-style="italic" fo:font-weight="normal" officeooo:rsid="000fdbec" officeooo:paragraph-rsid="0011a666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Noto Sans CJK SC" fo:font-size="12pt" style:font-size-asian="12pt" style:font-size-complex="12pt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0fdbec" officeooo:paragraph-rsid="000fdbec" style:font-weight-asian="normal" style:font-weight-complex="normal"/>
    </style:style>
    <style:style style:name="P23" style:family="paragraph" style:parent-style-name="Standard">
      <style:paragraph-properties fo:break-before="page"/>
      <style:text-properties fo:font-weight="normal" officeooo:rsid="000fdbec" officeooo:paragraph-rsid="0011a666" style:font-weight-asian="normal" style:font-weight-complex="normal"/>
    </style:style>
    <style:style style:name="T1" style:family="text">
      <style:text-properties officeooo:rsid="000a64d1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444444" fo:letter-spacing="normal"/>
    </style:style>
    <style:style style:name="T4" style:family="text">
      <style:text-properties officeooo:rsid="000bf320"/>
    </style:style>
    <style:style style:name="T5" style:family="text">
      <style:text-properties officeooo:rsid="000c6c2f"/>
    </style:style>
    <style:style style:name="T6" style:family="text">
      <style:text-properties officeooo:rsid="000cf2a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cf2ae" style:font-weight-asian="bold" style:font-weight-complex="bold"/>
    </style:style>
    <style:style style:name="T9" style:family="text">
      <style:text-properties officeooo:rsid="000e07a1"/>
    </style:style>
    <style:style style:name="T10" style:family="text">
      <style:text-properties officeooo:rsid="000f5fe6"/>
    </style:style>
    <style:style style:name="T11" style:family="text">
      <style:text-properties officeooo:rsid="000fdbec"/>
    </style:style>
    <style:style style:name="T12" style:family="text">
      <style:text-properties officeooo:rsid="0011a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小説家の一生</text:p>
      <text:p text:style-name="P3">Shousetsuka no isshou</text:p>
      <text:p text:style-name="P5"><text:span text:style-name="T1">La vie d’écrivain</text:span></text:p>
      <text:p text:style-name="P4"/>
      <text:p text:style-name="Standard"/>
      <text:p text:style-name="Standard">夏目漱石</text:p>
      <text:p text:style-name="P21"><text:span text:style-name="T2">natsume</text:span><text:span text:style-name="T3"> </text:span><text:span text:style-name="T2">sōseki</text:span></text:p>
      <text:p text:style-name="Standard"/>
      <text:p text:style-name="P1">1867 年 <text:s/>- <text:s/>東京で生まれた. <text:span text:style-name="T1">Tokyo de umareta. </text:span></text:p>
      <text:p text:style-name="P1"><text:span text:style-name="T1">Il est né à Tokyo</text:span></text:p>
      <text:p text:style-name="P1">1890 年 <text:s/>- <text:s/>東京大学に入った。<text:span text:style-name="T1">Tokyodaigaku ni haitta. </text:span></text:p>
      <text:p text:style-name="P2">Il est entré à l’Université de Tokyo.</text:p>
      <text:p text:style-name="Standard"/>
      <text:p text:style-name="Standard">大学を出てから、松山 や熊本 の学校で英語を教えた。</text:p>
      <text:p text:style-name="P2">Daigaku o dete kara, matsuyama ya kumamoto no gakkou de eigo o oshieta.</text:p>
      <text:p text:style-name="P6">Après être sorti de l’université. Il a enseigné l’anglais à Matsuyama et à Kumamoto.</text:p>
      <text:p text:style-name="Standard"/>
      <text:p text:style-name="P1">1896 年 <text:s/>- <text:s/>熊本で結婚した。</text:p>
      <text:p text:style-name="P2">Kumamoto de kekkon shita.</text:p>
      <text:p text:style-name="P6">Il s’est marié à Kumamoto.</text:p>
      <text:p text:style-name="P2"/>
      <text:p text:style-name="P1">1900 年 <text:s/>- <text:s/>イギリスへ留学した。</text:p>
      <text:p text:style-name="P2">Igirisu e ryuugaku shita.</text:p>
      <text:p text:style-name="P6">Il est parti étudier au Royaume-Uni.</text:p>
      <text:p text:style-name="P2"/>
      <text:p text:style-name="P1">1903 年 <text:s/>- <text:s/>帰ってから、東京大学で英文学を教えた。</text:p>
      <text:p text:style-name="P2">Kaette kara, Tokyodaigaku <text:span text:style-name="T4">de ei bungaku o oshieta.</text:span></text:p>
      <text:p text:style-name="P6">Après être rentré il a enseigné la littérature anglaise.</text:p>
      <text:p text:style-name="P2"/>
      <text:p text:style-name="Standard">1905 年 <text:s/>- <text:s/>初めて、小説『我輩 は猫である』を書いた。そして、有名になった。</text:p>
      <text:p text:style-name="P6">Hajimete, shousetsu “wagahai wa nekodearu” o kaita. Soshite, yuumei ni natta.</text:p>
      <text:p text:style-name="P7">Au début, il a écrit le roman “Je suis un chat”. Puis il est devenu célèbre.</text:p>
      <text:p text:style-name="P6"/>
      <text:p text:style-name="P1">1907 年 <text:s/>- <text:s/>教師をやめて、小説家になった。</text:p>
      <text:p text:style-name="P6">Kyoushi o yamete, shousetsuka ni natta</text:p>
      <text:p text:style-name="P7">Il a arrêté d’enseigner pour devener romancier.</text:p>
      <text:p text:style-name="P6"/>
      <text:p text:style-name="P1">たくさんの小説を書いた。よく病気になった。子どもが七人いた。</text:p>
      <text:p text:style-name="P6">Takusan no shousetsu o kaita. Yoku byouki ni natta. Kodomo ga <text:span text:style-name="T5">shichi</text:span> nin ita.</text:p>
      <text:p text:style-name="P7">Il a écrit beaucoup de romans. Puis il est souvent tombé malade. Il avait 7 enfants.</text:p>
      <text:p text:style-name="P6"/>
      <text:p text:style-name="Standard">1916 年 <text:s/>- <text:s/>49 歳で亡くなった。</text:p>
      <text:p text:style-name="P6">Yonjukyuu sai de nakunatta.</text:p>
      <text:p text:style-name="P7">Il est décédé à 49 ans.</text:p>
      <text:p text:style-name="Standard"/>
      <text:p text:style-name="Standard">・・・・・・・・・・・・・・・・・・・・・・・・・・・・</text:p>
      <text:p text:style-name="Standard"/>
      <text:p text:style-name="Standard">1984 年 <text:s text:c="2"/>-「千円札の人」になった(2007 年まで)。</text:p>
      <text:p text:style-name="Standard">“<text:span text:style-name="T4">Sen ensastu no hito” ni natta (2007 nen made).</text:span></text:p>
      <text:p text:style-name="P7">Il est devenu la figure des billets de 1000 Yen (jusqu’en 2007).</text:p>
      <text:p text:style-name="P7"/>
      <text:p text:style-name="P7"><text:soft-page-break/>これは、千円札です。この人は、(　<text:span text:style-name="T7">夏目漱石</text:span>　)です。</text:p>
      <text:p text:style-name="P7">日本人は、みんな、この人を知っています。</text:p>
      <text:p text:style-name="P7">彼は、たくさん小説を書きました。</text:p>
      <text:p text:style-name="P7"/>
      <text:p text:style-name="P8">1905 年に『(<text:span text:style-name="T8">　吾輩は猫である　</text:span>)』を書きました。そして、有名になりました。</text:p>
      <text:p text:style-name="P8">この小説を書く前に、東京大学で英文学を(<text:span text:style-name="T8">　教えて　</text:span>)いました。</text:p>
      <text:p text:style-name="P8"/>
      <text:p text:style-name="P8">彼は、(<text:span text:style-name="T8">　イギリス　</text:span>)へ英文学の勉強に行ったことがあり</text:p>
      <text:p text:style-name="P7">ます。有名になってから、(<text:span text:style-name="T8">　教室　</text:span>)の仕事をやめて、小説を書きました。</text:p>
      <text:p text:style-name="P7"/>
      <text:p text:style-name="P7">1916 年に(<text:span text:style-name="T8">　亡くなりました　</text:span>)。49 歳でした。</text:p>
      <text:p text:style-name="P7"/>
      <text:p text:style-name="P7"/>
      <text:p text:style-name="P7"/>
      <text:p text:style-name="P7"/>
      <text:p text:style-name="P7">カンガルー<text:span text:style-name="T6">　Kangaruu</text:span></text:p>
      <text:p text:style-name="P7"/>
      <text:p text:style-name="P8">この動物の名前を知っていますか?『カンガルー』です。</text:p>
      <text:p text:style-name="P9">Kono doubutsu no namae o shitteimasu ka ? “kangaruu” desu.</text:p>
      <text:p text:style-name="P9">Connaissez-vous le nom de cet animal ? <text:span text:style-name="T9">C’est le Kangourou.</text:span></text:p>
      <text:p text:style-name="P9"/>
      <text:p text:style-name="P9"/>
      <text:p text:style-name="P8">カンガルーの名前について、おもしろい話があります。</text:p>
      <text:p text:style-name="P9">Kangaruu no namae ni tsuite, omoshiroi hanashi ga arimasu.</text:p>
      <text:p text:style-name="P10">Il y a une histoire intéressante sur le nom du kangourou.</text:p>
      <text:p text:style-name="P8"/>
      <text:p text:style-name="P7">1770 年に、イギリスのキャプテン・クックは、船でオーストラリアへ行きました。</text:p>
      <text:p text:style-name="P10">En 1770, Le Capitaine Cook est allé en Australie en bâteau.</text:p>
      <text:p text:style-name="P7"/>
      <text:p text:style-name="P8">そして、初めてこの動物を見ました。</text:p>
      <text:p text:style-name="P10">Il a vu pour la première fois cet animal.</text:p>
      <text:p text:style-name="P8">クックは、オーストラリアの人に、この動物の名前を知りたいと言いました。</text:p>
      <text:p text:style-name="P10">Cook a demandé le nom de cet animal aux habitants d’Australie.</text:p>
      <text:p text:style-name="P8"/>
      <text:p text:style-name="P8">オーストラリアの人は、オーストラリアの言葉で「カンガルー(わからない)」と言いました。</text:p>
      <text:p text:style-name="P10">Dans leur langue, <text:span text:style-name="T10">ils ont répondu</text:span> “Kang<text:span text:style-name="T10">a</text:span>roo” (je ne <text:span text:style-name="T10">vous </text:span>comprends pas).</text:p>
      <text:p text:style-name="P10"/>
      <text:p text:style-name="P8">ですから、クックは、この動物の名前は、『カンガルー』だと思いました。</text:p>
      <text:p text:style-name="P11">Alors, Cook a pensé que le nom de cet animal était “Kangourou”.</text:p>
      <text:p text:style-name="P8">それから、この動物の名前は、『カンガルー』になりました。</text:p>
      <text:p text:style-name="P11">Depuis ce jour, cet animal s’appelle “Kangourou”</text:p>
      <text:p text:style-name="P8"/>
      <text:p text:style-name="P7">おもしろいですね。本当だと思いますか?</text:p>
      <text:p text:style-name="P11">C’est intéressant n’est ce pas ? Vous pensez que c’est vrai ?</text:p>
      <text:p text:style-name="P7"/>
      <text:p text:style-name="P7"/>
      <text:p text:style-name="P7"/>
      <text:p text:style-name="P7">1 キャプテン・クックは、オーストラリアへ行く前に、カンガルーを見たことがあ</text:p>
      <text:p text:style-name="P7">りましたか? </text:p>
      <text:p text:style-name="P12">ーいいえ、ありませんでした。</text:p>
      <text:p text:style-name="P7"><text:soft-page-break/></text:p>
      <text:p text:style-name="P7">2 オーストラリアの人は、クックにこの動物の名前を教えましたか?</text:p>
      <text:p text:style-name="P12">ーいいえ、おしえませんでした。</text:p>
      <text:p text:style-name="P7"/>
      <text:p text:style-name="P7">3 クックは、オーストラリアの人の言葉がわかりましたか?</text:p>
      <text:p text:style-name="P12">ーいいえ、わかりませんでした。</text:p>
      <text:p text:style-name="P12"/>
      <text:p text:style-name="P12"/>
      <text:p text:style-name="P12"/>
      <text:p text:style-name="P12"/>
      <text:p text:style-name="P12">P18</text:p>
      <text:p text:style-name="P12"/>
      <text:p text:style-name="P13">雨降って、地 固まる<text:span text:style-name="T10">　- <text:s/>Ame futte, chi katamaru</text:span></text:p>
      <text:p text:style-name="P13"/>
      <text:p text:style-name="P14">[相談]去年、結婚しました。</text:p>
      <text:p text:style-name="P16">[Soodan] kyonen kekkon shimashita.</text:p>
      <text:p text:style-name="P17">Je me suis marié l’année dernière.</text:p>
      <text:p text:style-name="P16"/>
      <text:p text:style-name="P14"/>
      <text:p text:style-name="P14">妻は働いていますから、私も料理や掃除をしています。</text:p>
      <text:p text:style-name="P17">Comme ma femme travaille, je fais aussi la cuisine et le ménage.</text:p>
      <text:p text:style-name="P14"/>
      <text:p text:style-name="P14">月曜日と木曜日は、ごみの日です。</text:p>
      <text:p text:style-name="P17">Lundi et mardi, je sors les ordures</text:p>
      <text:p text:style-name="P14"/>
      <text:p text:style-name="P14">先週の月曜日の晩、妻は「今朝、ごみを捨てなかったでしょう?」と言いました。</text:p>
      <text:p text:style-name="P17">Lundi de la semaine dernière, ma femme m’a dit, “Ce matin, tu n’as pas sorti les poubelles?”</text:p>
      <text:p text:style-name="P15"/>
      <text:p text:style-name="P15">「僕は『君、捨てて』と言ったよ。」 </text:p>
      <text:p text:style-name="P15">“<text:span text:style-name="T11">Je t’avait dit ‘sors-les’. ”</text:span></text:p>
      <text:p text:style-name="P14"/>
      <text:p text:style-name="P15">「いいえ、言わなかった。私は、聞かなかった。」</text:p>
      <text:p text:style-name="P15">“<text:span text:style-name="T11">Non, tu ne l’as pas dit, moi je ne l’ai pas entendu!”</text:span></text:p>
      <text:p text:style-name="P15"/>
      <text:p text:style-name="P15">「言った。」 “<text:span text:style-name="T11">Je te l’ai dit!”</text:span></text:p>
      <text:p text:style-name="P14"/>
      <text:p text:style-name="P14">「言わなかった。」どちらも自分が正しいと思いました。</text:p>
      <text:p text:style-name="P14">“<text:span text:style-name="T11">Tu ne me l’as pas dit” - Nous pensions tous les deux avoir raison.</text:span></text:p>
      <text:p text:style-name="P14"/>
      <text:p text:style-name="P14">妻は、それから私と話しません。私の顔も見ません。</text:p>
      <text:p text:style-name="P17">Depuis ce moment, ma femme ne me parles plus. Elle ne me regarde pas non plus.</text:p>
      <text:p text:style-name="P14"/>
      <text:p text:style-name="P14">私は、妻と仲直りしたいです。中川先生、アドバイスをお願いします。</text:p>
      <text:p text:style-name="P17">Je veux me réconcillier avec ma femme. <text:span text:style-name="T12">Professeur Nakagawa, donnez-moi un conseil, s’il vous plait.</text:span></text:p>
      <text:p text:style-name="P22"/>
      <text:p text:style-name="P17"/>
      <text:p text:style-name="P17"/>
      <text:p text:style-name="P17"/>
      <text:p text:style-name="P23"><text:span text:style-name="T12">[</text:span>回答]まず、花を買って、帰ってください。</text:p>
      <text:p text:style-name="P19">Tout d’abord, achetez des fleurs et rentrez à la maison.</text:p>
      <text:p text:style-name="P18"/>
      <text:p text:style-name="P18">そして、あなたから「ごめんね。」を言ってください。</text:p>
      <text:p text:style-name="P19">Ensuite, ensuite vous devriez vous excuser.</text:p>
      <text:p text:style-name="P18"/>
      <text:p text:style-name="P18">奥さんもきっとあなたと仲直りしたいと思っていますよ。</text:p>
      <text:p text:style-name="P19">Votre femme, elle aussi, voudrait certainement se réconcilier avec vous.</text:p>
      <text:p text:style-name="P20"/>
      <text:p text:style-name="P18">結婚生活は、楽しいことだけではありません。</text:p>
      <text:p text:style-name="P19">La vie maritale, ce n’est pas que des choses amusantes</text:p>
      <text:p text:style-name="P18"/>
      <text:p text:style-name="P18">時々、けんかになります。顔を見たくないと思ったり、話したくないと思ったりします。</text:p>
      <text:p text:style-name="P19">De temps en temps, on se dispute. Des fois on veut plus se voir, on ne veut plus se parler, etc...</text:p>
      <text:p text:style-name="P19"/>
      <text:p text:style-name="P18">でも、あなたは、奥さんといっしょにいたいでしょう? </text:p>
      <text:p text:style-name="P19">Mais vous, vous voulez rester avec ell, n’est-ce pas ?</text:p>
      <text:p text:style-name="P18"/>
      <text:p text:style-name="P18">奥さんも同じだと思いますよ。</text:p>
      <text:p text:style-name="P19">A mon avis, c’est pareil pour votre femme.</text:p>
      <text:p text:style-name="P18"/>
      <text:p text:style-name="P18">夫婦は、けんかして、仲直りして、また、けんかして、仲直りして、だんだんいい夫婦になります。</text:p>
      <text:p text:style-name="P19">Les couples, ça se dispute, se réconcilient, ça change … </text:p>
      <text:p text:style-name="P18"/>
      <text:p text:style-name="P18">「雨降って、地固まる」と言いますね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, Vernad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1:02:52.490087531</meta:creation-date>
    <meta:generator>LibreOffice/6.0.7.3$Linux_X86_64 LibreOffice_project/00m0$Build-3</meta:generator>
    <dc:date>2021-03-18T12:30:13.690372300</dc:date>
    <meta:editing-duration>PT8M58S</meta:editing-duration>
    <meta:editing-cycles>2</meta:editing-cycles>
    <meta:document-statistic meta:table-count="0" meta:image-count="0" meta:object-count="0" meta:page-count="4" meta:paragraph-count="112" meta:word-count="1830" meta:character-count="4274" meta:non-whitespace-character-count="3744"/>
  </office:meta>
</office:document-meta>
</file>